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5771in" style:rel-column-width="35026*"/>
    </style:style>
    <style:style style:name="Table6.B" style:family="table-column">
      <style:table-column-properties style:column-width="3.116in" style:rel-column-width="30509*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padding="0.0382in" fo:border="none"/>
    </style:style>
    <style:style style:name="Table2" style:family="table">
      <style:table-properties style:width="3.5007in" table:align="margins"/>
    </style:style>
    <style:style style:name="Table2.A" style:family="table-column">
      <style:table-column-properties style:column-width="3.5007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5" style:family="table">
      <style:table-properties style:width="3.0396in" table:align="margins"/>
    </style:style>
    <style:style style:name="Table5.A" style:family="table-column">
      <style:table-column-properties style:column-width="3.0396in" style:rel-column-width="65535*"/>
    </style:style>
    <style:style style:name="Table5.A1" style:family="table-cell">
      <style:table-cell-properties fo:padding="0.0382in" fo:border="0.05pt solid #000000"/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6.8125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="0.05pt solid #000000"/>
    </style:style>
    <style:style style:name="Table3" style:family="table">
      <style:table-properties style:width="6.8125in" fo:margin-left="0.0667in" table:align="left" fo:keep-with-next="auto"/>
    </style:style>
    <style:style style:name="Table3.A" style:family="table-column">
      <style:table-column-properties style:column-width="6.8125in"/>
    </style:style>
    <style:style style:name="Table3.1" style:family="table-row">
      <style:table-row-properties style:min-row-height="0.7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741in" fo:margin-left="0in" fo:margin-right="-0.0049in" fo:margin-top="0.15in" fo:margin-bottom="0in" table:align="margins"/>
    </style:style>
    <style:style style:name="Table4.A" style:family="table-column">
      <style:table-column-properties style:column-width="1.5097in" style:rel-column-width="14676*"/>
    </style:style>
    <style:style style:name="Table4.B" style:family="table-column">
      <style:table-column-properties style:column-width="3.5819in" style:rel-column-width="34822*"/>
    </style:style>
    <style:style style:name="Table4.C" style:family="table-column">
      <style:table-column-properties style:column-width="1.6493in" style:rel-column-width="16037*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3125in" fo:margin-left="0.7021in" table:align="left"/>
    </style:style>
    <style:style style:name="Table1.A" style:family="table-column">
      <style:table-column-properties style:column-width="5.3125in"/>
    </style:style>
    <style:style style:name="Table1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0.05pt solid #000000" fo:border-top="none" fo:border-bottom="none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  <style:text-properties style:font-name="Liberation Serif2" officeooo:paragraph-rsid="002376da"/>
    </style:style>
    <style:style style:name="P3" style:family="paragraph" style:parent-style-name="Table_20_Contents">
      <style:text-properties style:font-name="Liberation Serif2" officeooo:paragraph-rsid="002376da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2pt" fo:font-weight="bold" officeooo:rsid="001bb431" officeooo:paragraph-rsid="002215c9" style:font-size-asian="12pt" style:font-weight-asian="bold" style:font-size-complex="12pt" style:font-weight-complex="bold"/>
    </style:style>
    <style:style style:name="P5" style:family="paragraph" style:parent-style-name="Table_20_Contents">
      <style:text-properties officeooo:paragraph-rsid="002215c9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07d543b" officeooo:paragraph-rsid="0094df37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2376da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size="10pt" officeooo:paragraph-rsid="002376da" style:font-size-asian="10pt" style:font-size-complex="10pt"/>
    </style:style>
    <style:style style:name="P10" style:family="paragraph" style:parent-style-name="Standard">
      <style:paragraph-properties fo:line-height="115%"/>
      <style:text-properties fo:font-size="10pt" officeooo:paragraph-rsid="002215c9" style:font-size-asian="10pt" style:font-size-complex="10pt"/>
    </style:style>
    <style:style style:name="P11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2376da" style:font-size-asian="10pt" style:font-size-complex="10pt"/>
    </style:style>
    <style:style style:name="P12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2376da" style:font-size-asian="10pt" style:font-size-complex="10pt"/>
    </style:style>
    <style:style style:name="P13" style:family="paragraph" style:parent-style-name="Standard">
      <style:paragraph-properties fo:line-height="100%" fo:text-align="start" style:justify-single-word="false"/>
      <style:text-properties fo:font-size="10pt" officeooo:paragraph-rsid="002376da" style:font-size-asian="10pt" style:font-size-complex="10pt"/>
    </style:style>
    <style:style style:name="P14" style:family="paragraph" style:parent-style-name="Standard">
      <style:paragraph-properties fo:line-height="115%"/>
      <style:text-properties fo:font-size="10pt" officeooo:rsid="002215c9" officeooo:paragraph-rsid="002215c9" style:font-size-asian="10pt" style:font-size-complex="10pt"/>
    </style:style>
    <style:style style:name="P15" style:family="paragraph" style:parent-style-name="Standard">
      <style:paragraph-properties fo:line-height="115%" fo:text-align="start" style:justify-single-word="false"/>
      <style:text-properties fo:font-size="10pt" style:text-underline-style="solid" style:text-underline-width="auto" style:text-underline-color="font-color" officeooo:rsid="005d8860" officeooo:paragraph-rsid="002376da" style:font-size-asian="10pt" style:font-size-complex="10pt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2376da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/>
      <style:text-properties style:font-name="Liberation Sans1" fo:font-size="10pt" fo:font-weight="normal" officeooo:rsid="002215c9" officeooo:paragraph-rsid="002215c9" style:font-size-asian="10pt" style:font-weight-asian="normal" style:font-size-complex="10pt" style:font-weight-complex="normal"/>
    </style:style>
    <style:style style:name="P18" style:family="paragraph" style:parent-style-name="Standard">
      <style:text-properties officeooo:paragraph-rsid="002215c9"/>
    </style:style>
    <style:style style:name="P19" style:family="paragraph" style:parent-style-name="Standard">
      <style:text-properties officeooo:paragraph-rsid="002376da"/>
    </style:style>
    <style:style style:name="P20" style:family="paragraph" style:parent-style-name="Standard">
      <style:paragraph-properties fo:line-height="115%" fo:text-align="center" style:justify-single-word="false"/>
      <style:text-properties fo:font-size="12pt" style:text-underline-style="none" fo:font-weight="bold" officeooo:rsid="002215c9" officeooo:paragraph-rsid="002376da" style:font-size-asian="12pt" style:font-weight-asian="bold" style:font-size-complex="12pt" style:font-weight-complex="bold"/>
    </style:style>
    <style:style style:name="P21" style:family="paragraph" style:parent-style-name="Table_20_Heading">
      <style:paragraph-properties fo:text-align="center" style:justify-single-word="false"/>
      <style:text-properties style:font-name="Liberation Serif2" officeooo:rsid="001f39b4" officeooo:paragraph-rsid="002376da"/>
    </style:style>
    <style:style style:name="P22" style:family="paragraph" style:parent-style-name="Standard">
      <style:paragraph-properties fo:margin-left="4.4409in" fo:margin-right="0in" fo:text-indent="0in" style:auto-text-indent="false"/>
      <style:text-properties style:font-name="Liberation Sans1" officeooo:paragraph-rsid="002215c9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2215c9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2215c9" style:font-size-asian="10pt" style:font-size-complex="10pt"/>
    </style:style>
    <style:style style:name="P25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2376da" style:font-size-asian="10.5pt" style:font-weight-asian="bold" style:font-size-complex="10.5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2376da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2376da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Arial" fo:font-size="8pt" style:text-underline-style="none" fo:font-weight="bold" officeooo:rsid="001bb431" officeooo:paragraph-rsid="002215c9" style:font-size-asian="8pt" style:font-weight-asian="bold" style:font-size-complex="8pt" style:font-weight-complex="bold"/>
    </style:style>
    <style:style style:name="P29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2376da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2376da" style:font-size-asian="8pt" style:font-weight-asian="bold" style:font-size-complex="8pt" style:font-weight-complex="bold"/>
    </style:style>
    <style:style style:name="P31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20a2d7" officeooo:paragraph-rsid="002215c9" style:font-size-asian="10.5pt" style:font-weight-asian="normal" style:font-size-complex="10.5pt" style:font-weight-complex="normal"/>
    </style:style>
    <style:style style:name="P32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2215c9" style:font-size-asian="10.5pt" style:font-weight-asian="normal" style:font-size-complex="10.5pt" style:font-weight-complex="normal"/>
    </style:style>
    <style:style style:name="P33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94df37" style:font-size-asian="10.5pt" style:font-weight-asian="normal" style:font-size-complex="10.5pt" style:font-weight-complex="normal"/>
    </style:style>
    <style:style style:name="P34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1bb431" officeooo:paragraph-rsid="002215c9" style:font-size-asian="10.5pt" style:font-weight-asian="normal" style:font-size-complex="10.5pt" style:font-weight-complex="normal"/>
    </style:style>
    <style:style style:name="P35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36" style:family="paragraph" style:parent-style-name="Header">
      <style:paragraph-properties fo:line-height="100%" fo:text-align="start" style:justify-single-word="false"/>
      <style:text-properties style:font-name="Arial" fo:font-size="10pt" fo:font-weight="normal" officeooo:rsid="001bb431" officeooo:paragraph-rsid="002215c9" style:font-size-asian="10pt" style:font-weight-asian="normal" style:font-size-complex="10pt" style:font-weight-complex="normal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Standard">
      <style:paragraph-properties fo:line-height="150%"/>
      <style:text-properties style:font-name="Liberation Serif2" officeooo:paragraph-rsid="002376da"/>
    </style:style>
    <style:style style:name="P39" style:family="paragraph" style:parent-style-name="Standard">
      <style:paragraph-properties fo:break-before="page"/>
      <style:text-properties officeooo:paragraph-rsid="0024f6f7"/>
    </style:style>
    <style:style style:name="P40" style:family="paragraph" style:parent-style-name="Standard">
      <style:paragraph-properties fo:line-height="150%" fo:break-before="page"/>
      <style:text-properties style:font-name="Liberation Serif2" officeooo:paragraph-rsid="0024f6f7"/>
    </style:style>
    <style:style style:name="P41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officeooo:paragraph-rsid="0024f6f7"/>
    </style:style>
    <style:style style:name="T1" style:family="text">
      <style:text-properties fo:font-weight="bold" officeooo:rsid="007d543b" style:font-weight-asian="bold" style:font-weight-complex="bold"/>
    </style:style>
    <style:style style:name="T2" style:family="text">
      <style:text-properties fo:font-weight="bold" officeooo:rsid="007f3e98" style:font-weight-asian="bold" style:font-weight-complex="bold"/>
    </style:style>
    <style:style style:name="T3" style:family="text">
      <style:text-properties style:font-name="Liberation Sans1"/>
    </style:style>
    <style:style style:name="T4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Liberation Sans1" fo:font-weight="normal" officeooo:rsid="002fdd9e" style:font-weight-asian="normal" style:font-weight-complex="normal"/>
    </style:style>
    <style:style style:name="T6" style:family="text">
      <style:text-properties style:font-name="Liberation Sans1" fo:font-weight="normal" officeooo:rsid="0061d8e7" style:font-weight-asian="normal" style:font-weight-complex="normal"/>
    </style:style>
    <style:style style:name="T7" style:family="text">
      <style:text-properties style:font-name="Liberation Sans1" fo:font-weight="normal" officeooo:rsid="001bb431" style:font-weight-asian="normal" style:font-weight-complex="normal"/>
    </style:style>
    <style:style style:name="T8" style:family="text">
      <style:text-properties style:font-name="Liberation Sans1" fo:font-weight="normal" officeooo:rsid="002215c9" style:font-weight-asian="normal" style:font-weight-complex="normal"/>
    </style:style>
    <style:style style:name="T9" style:family="text">
      <style:text-properties style:font-name="Liberation Sans1" officeooo:rsid="001bb431"/>
    </style:style>
    <style:style style:name="T10" style:family="text">
      <style:text-properties style:font-name="Liberation Sans1" officeooo:rsid="000f7dc7"/>
    </style:style>
    <style:style style:name="T11" style:family="text">
      <style:text-properties style:font-name="Liberation Sans1" officeooo:rsid="002215c9"/>
    </style:style>
    <style:style style:name="T12" style:family="text">
      <style:text-properties style:font-name="Liberation Sans1" fo:font-weight="bold" officeooo:rsid="002215c9" style:font-weight-asian="bold" style:font-weight-complex="bold"/>
    </style:style>
    <style:style style:name="T13" style:family="text">
      <style:text-properties style:font-name="Liberation Sans1" fo:font-size="10pt" officeooo:rsid="00455d0f" style:font-size-asian="10pt" style:font-size-complex="10pt"/>
    </style:style>
    <style:style style:name="T14" style:family="text">
      <style:text-properties officeooo:rsid="001bb431"/>
    </style:style>
    <style:style style:name="T15" style:family="text">
      <style:text-properties style:font-name="Droid Sans" fo:font-weight="bold" officeooo:rsid="001f39b4" style:font-weight-asian="bold" style:font-weight-complex="bold"/>
    </style:style>
    <style:style style:name="T16" style:family="text">
      <style:text-properties style:font-name="Droid Sans" fo:font-weight="normal" style:font-weight-asian="normal" style:font-weight-complex="normal"/>
    </style:style>
    <style:style style:name="T17" style:family="text">
      <style:text-properties style:font-name="Droid Sans" fo:font-weight="normal" officeooo:rsid="00057f84" style:font-weight-asian="normal" style:font-weight-complex="normal"/>
    </style:style>
    <style:style style:name="T18" style:family="text">
      <style:text-properties style:font-name="Droid Sans" fo:font-weight="normal" officeooo:rsid="002215c9" style:font-weight-asian="normal" style:font-weight-complex="normal"/>
    </style:style>
    <style:style style:name="T19" style:family="text">
      <style:text-properties style:font-name="Droid Sans" fo:font-weight="normal" officeooo:rsid="001bb431" style:font-weight-asian="normal" style:font-weight-complex="normal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officeooo:rsid="0020a2d7" style:font-size-asian="10.5pt" style:font-size-complex="10.5pt"/>
    </style:style>
    <style:style style:name="T22" style:family="text">
      <style:text-properties fo:font-size="10.5pt" officeooo:rsid="000f7dc7" style:font-size-asian="10.5pt" style:font-size-complex="10.5pt"/>
    </style:style>
    <style:style style:name="T23" style:family="text">
      <style:text-properties officeooo:rsid="0020a2d7"/>
    </style:style>
    <style:style style:name="T24" style:family="text">
      <style:text-properties fo:font-size="11pt" fo:font-weight="bold" style:font-size-asian="11pt" style:font-weight-asian="bold" style:font-size-complex="11pt" style:font-weight-complex="bold"/>
    </style:style>
    <style:style style:name="T25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26" style:family="text">
      <style:text-properties style:text-underline-style="solid" style:text-underline-width="auto" style:text-underline-color="font-color" officeooo:rsid="005d8860"/>
    </style:style>
    <style:style style:name="T27" style:family="text">
      <style:text-properties officeooo:rsid="002215c9"/>
    </style:style>
    <style:style style:name="T28" style:family="text">
      <style:text-properties officeooo:rsid="005d8860"/>
    </style:style>
    <style:style style:name="T29" style:family="text">
      <style:text-properties style:font-name="Arial" officeooo:rsid="001bb431"/>
    </style:style>
    <style:style style:name="T30" style:family="text">
      <style:text-properties style:font-name="Arial" officeooo:rsid="002215c9"/>
    </style:style>
    <style:style style:name="T31" style:family="text">
      <style:text-properties style:font-name="Arial" fo:font-weight="normal" officeooo:rsid="001bb431" style:font-weight-asian="normal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placeholder text:placeholder-type="text">&lt;for each="shipment in objects"&gt;</text:placeholder></text:p>
      <text:p text:style-name="P41"><text:span text:style-name="T13"><text:tab/></text:span><text:span text:style-name="T13"><text:placeholder text:placeholder-type="text">&lt;if test="shipment.numero_autorizacion"&gt;</text:placeholder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"><draw:frame draw:style-name="fr1" draw:name="image: (StringIO(str(company.logo)), 'image/jpeg')" text:anchor-type="paragraph" svg:x="0.5807in" svg:y="0.1028in" style:rel-width="68%" svg:height="1.5244in" draw:z-index="0"><draw:text-box fo:min-height="16%" fo:min-width="2.5736in"><text:p text:style-name="P37"/></draw:text-box></draw:frame></text:p>
            <text:p text:style-name="P5"/>
            <text:p text:style-name="P5"/>
            <text:p text:style-name="P5"/>
            <text:p text:style-name="P5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3"><text:placeholder text:placeholder-type="text">&lt;shipment.company.party.commercial_name&gt;</text:placeholder></text:p>
                  <text:p text:style-name="P4"/>
                  <text:p text:style-name="P31"><text:placeholder text:placeholder-type="text">&lt;if test="shipment.company.party.addresses"&gt;</text:placeholder></text:p>
                  <text:p text:style-name="P35">Direcció<text:span text:style-name="T23">n </text:span>matriz<text:span text:style-name="T23">: </text:span><text:span text:style-name="T21"><text:placeholder text:placeholder-type="text">&lt;shipment.company.party.addresses[0].street&gt;</text:placeholder></text:span></text:p>
                  <text:p text:style-name="P32"><text:placeholder text:placeholder-type="text">&lt;/if&gt;</text:placeholder></text:p>
                  <text:p text:style-name="P31"><text:placeholder text:placeholder-type="text">&lt;if test="shipment.company.party.addresses"&gt;</text:placeholder></text:p>
                  <text:p text:style-name="P35">Direcció<text:span text:style-name="T23">n sucursal:</text:span><text:span text:style-name="T21"> </text:span><text:span text:style-name="T21"><text:placeholder text:placeholder-type="text">&lt;shipment.company.party.addresses[0].street&gt;</text:placeholder></text:span></text:p>
                  <text:p text:style-name="P32"><text:placeholder text:placeholder-type="text">&lt;/if&gt;</text:placeholder></text:p>
                  <text:p text:style-name="P31"><text:placeholder text:placeholder-type="text">&lt;if test="shipment.company.party.contribuyente_especial_nro"&gt;</text:placeholder></text:p>
                  <text:p text:style-name="P35">Contribuyente especial Nro.: <text:span text:style-name="T21"><text:placeholder text:placeholder-type="text">&lt;shipment.company.party.contribuyente_especial_nro&gt;</text:placeholder></text:span></text:p>
                  <text:p text:style-name="P34"><text:placeholder text:placeholder-type="text">&lt;/if&gt;</text:placeholder></text:p>
                  <text:p text:style-name="P36"><text:span text:style-name="T23">Obligado a llevar contabilidad:</text:span><text:span text:style-name="T24"> </text:span><text:span text:style-name="T4"><text:placeholder text:placeholder-type="text">&lt;shipment.company.party.mandatory_accounting&gt;</text:placeholder></text:span></text:p>
                </table:table-cell>
              </table:table-row>
            </table:table>
            <text:p text:style-name="P18"/>
          </table:table-cell>
          <table:table-cell table:style-name="Table6.B1" office:value-type="string">
            <text:p text:style-name="P24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26"><text:s/><text:placeholder text:placeholder-type="text">&lt;if test="customer.party.vat_code"&gt;</text:placeholder></text:p>
                  <text:p text:style-name="P27"><text:span text:style-name="T22"><text:s text:c="2"/></text:span><text:span text:style-name="T25">RUC</text:span><text:span text:style-name="T20">: </text:span><text:span text:style-name="T20"><text:placeholder text:placeholder-type="text">&lt;shipment.company.party.vat_code&gt;</text:placeholder></text:span></text:p>
                  <text:p text:style-name="P25"><text:placeholder text:placeholder-type="text">&lt;/if&gt;</text:placeholder></text:p>
                  <text:p text:style-name="P15"/>
                  <text:p text:style-name="P15"/>
                  <text:p text:style-name="P20"><text:span text:style-name="T28">G</text:span>UIA DE REMISION</text:p>
                  <text:p text:style-name="P9"><text:span text:style-name="T26">N°:</text:span><text:span text:style-name="T26"><text:placeholder text:placeholder-type="text">&lt;shipment.code and ' ' + shipment.code  or ''&gt;</text:placeholder></text:span></text:p>
                  <text:p text:style-name="P9"/>
                  <text:p text:style-name="P11">NUMERO DE AUTORIZACIÓN</text:p>
                  <text:p text:style-name="P29"><text:placeholder text:placeholder-type="text">&lt;shipment.numero_autorizacion&gt;</text:placeholder></text:p>
                  <text:p text:style-name="P13"><text:span text:style-name="T5">A</text:span><text:span text:style-name="T6">MBIENTE: PRUEBAS</text:span></text:p>
                  <text:p text:style-name="P16"/>
                  <text:p text:style-name="P12">EMISION: NORMAL</text:p>
                  <text:p text:style-name="P13"/>
                  <text:p text:style-name="P7">CLAVE DE ACCESO:</text:p>
                  <text:p text:style-name="P7"/>
                  <text:p text:style-name="P7"><draw:frame draw:style-name="fr1" draw:name="image: (StringIO(str(barcode_img)), 'image/jpeg')" text:anchor-type="paragraph" svg:x="0.1181in" svg:y="0.0409in" style:rel-width="96%" svg:height="0.1917in" draw:z-index="1"><draw:text-box fo:min-height="5%" fo:min-width="2.8445in"><text:p text:style-name="P37"/></draw:text-box></draw:frame></text:p>
                  <text:p text:style-name="P30"><text:placeholder text:placeholder-type="text">&lt;shipment.numero_autorizacion&gt;</text:placeholder></text:p>
                </table:table-cell>
              </table:table-row>
            </table:table>
            <text:p text:style-name="P28"/>
          </table:table-cell>
        </table:table-row>
      </table:table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><text:span text:style-name="T10">Identificación:</text:span><text:span text:style-name="T3"> </text:span><text:span text:style-name="T3"><text:placeholder text:placeholder-type="text">&lt;shipment.transporte.party.vat_number&gt;</text:placeholder></text:span></text:p>
            <text:p text:style-name="P10"><text:span text:style-name="T14">Razón social/Nombre y Apellidos: </text:span><text:span text:style-name="T9"><text:placeholder text:placeholder-type="text">&lt;shipment.transporte.party.name&gt;</text:placeholder></text:span><text:span text:style-name="T29"><text:tab/></text:span></text:p>
            <text:p text:style-name="P10"><text:span text:style-name="T29">P</text:span><text:span text:style-name="T30">laca: </text:span><text:span text:style-name="T9"><text:placeholder text:placeholder-type="text">&lt;shipment.placa&gt;</text:placeholder></text:span></text:p>
            <text:p text:style-name="P14"><text:span text:style-name="T9">P</text:span><text:span text:style-name="T3">unto de Partida: </text:span><text:span text:style-name="T15"><text:s/></text:span><text:span text:style-name="T17"><text:placeholder text:placeholder-type="text">&lt;shipment.origins or ''&gt;</text:placeholder></text:span><text:span text:style-name="T17"><text:placeholder text:placeholder-type="text">&lt;', ' if (shipment.origins and shipment.reference) else ''&gt;</text:placeholder></text:span><text:span text:style-name="T17"><text:placeholder text:placeholder-type="text">&lt;shipment.reference or ''&gt;</text:placeholder></text:span></text:p>
            <text:p text:style-name="P10"><text:span text:style-name="T11">Fecha Inicio de Transporte: </text:span><text:placeholder text:placeholder-type="text">&lt;formatLang(shipment.planned_date, shipment.customer.lang)&gt;</text:placeholder> <text:span text:style-name="T11">Fecha Fin de Transporte: </text:span><text:placeholder text:placeholder-type="text">&lt;formatLang(shipment.effective_date, shipment.customer.lang)&gt;</text:placeholder> <text:s text:c="2"/></text:p>
          </table:table-cell>
        </table:table-row>
      </table:table>
      <text:p text:style-name="P2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0"><text:span text:style-name="T11">Comprobante de Venta</text:span><text:span text:style-name="T10">:</text:span><text:span text:style-name="T3"> </text:span><text:span text:style-name="T12">FACTURA </text:span><text:span text:style-name="T7"><text:placeholder text:placeholder-type="text">&lt;shipment.number_c&gt;</text:placeholder></text:span><text:span text:style-name="T7"> <text:s text:c="4"/></text:span><text:span text:style-name="T8">Fecha de emisión:</text:span></text:p>
            <text:p text:style-name="P17">Número de Autorización:</text:p>
            <text:p text:style-name="P17"/>
            <text:p text:style-name="P10"><text:span text:style-name="T27">Motivo Traslado: </text:span><text:span text:style-name="T17"><text:placeholder text:placeholder-type="text">&lt;shipment.motivo_traslado&gt;</text:placeholder></text:span></text:p>
            <text:p text:style-name="P10"><text:span text:style-name="T18">Destino(Punto de Llegada):</text:span><text:span text:style-name="T31"> </text:span><text:span text:style-name="T17"><text:placeholder text:placeholder-type="text">&lt;shipment.dir_destinatario&gt;</text:placeholder></text:span></text:p>
            <text:p text:style-name="P14"><text:span text:style-name="T17">I</text:span><text:span text:style-name="T16">dentificación Destinatario: </text:span><text:span text:style-name="T19"><text:placeholder text:placeholder-type="text">&lt;shipment.customer.vat_number&gt;</text:placeholder></text:span></text:p>
            <text:p text:style-name="P14"><text:span text:style-name="T19">Razón social/Nombre y Apellidos: </text:span><text:span text:style-name="T19"><text:placeholder text:placeholder-type="text">&lt;shipment.customer.name&gt;</text:placeholder></text:span></text:p>
            <text:p text:style-name="P10"><text:span text:style-name="T30">Codigo Establecimiento de Destino: </text:span><text:span text:style-name="T9"><text:placeholder text:placeholder-type="text">&lt;shipment.cod_establecimiento&gt;</text:placeholder></text:span></text:p>
            <text:p text:style-name="P14"><text:span text:style-name="T9">R</text:span><text:span text:style-name="T3">uta: </text:span><text:span text:style-name="T9"><text:placeholder text:placeholder-type="text">&lt;shipment.ruta&gt;</text:placeholder></text:span>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header-rows>
                <table:table-row>
                  <table:table-cell table:style-name="Table4.A1" office:value-type="string">
                    <text:p text:style-name="P21"><text:soft-page-break/>Código</text:p>
                  </table:table-cell>
                  <table:table-cell table:style-name="Table4.A1" office:value-type="string">
                    <text:p text:style-name="P21">Descripción</text:p>
                  </table:table-cell>
                  <table:table-cell table:style-name="Table4.C1" office:value-type="string">
                    <text:p text:style-name="P21">Cantidad</text:p>
                  </table:table-cell>
                </table:table-row>
              </table:table-header-rows>
              <table:table-row>
                <table:table-cell table:style-name="Table4.A2" office:value-type="string">
                  <text:p text:style-name="P3"/>
                </table:table-cell>
                <table:table-cell table:style-name="Table4.B2" table:number-columns-spanned="2" office:value-type="string">
                  <text:p text:style-name="P3"><text:placeholder text:placeholder-type="text">&lt;for each="move in shipment.outgoing_moves"&gt;</text:placeholder></text:p>
                </table:table-cell>
                <table:covered-table-cell/>
              </table:table-row>
              <table:table-row>
                <table:table-cell table:style-name="Table4.A3" office:value-type="string">
                  <text:p text:style-name="P3"><text:placeholder text:placeholder-type="text">&lt;move.product.code&gt;</text:placeholder></text:p>
                </table:table-cell>
                <table:table-cell table:style-name="Table4.B3" office:value-type="string">
                  <text:p text:style-name="P3"><text:placeholder text:placeholder-type="text">&lt;product_name(move.product.id, shipment.delivery_address.party.lang and shipment.delivery_address.party.lang.code or 'en_US')&gt;</text:placeholder></text:p>
                </table:table-cell>
                <table:table-cell table:style-name="Table4.C3" office:value-type="string">
                  <text:p text:style-name="P2"><text:placeholder text:placeholder-type="text">&lt;formatLang(move.quantity, shipment.delivery_address.party.lang, digits=move.unit_digits)&gt;</text:placeholder></text:p>
                </table:table-cell>
              </table:table-row>
              <table:table-row>
                <table:table-cell table:style-name="Table4.A4" office:value-type="string">
                  <text:p text:style-name="P3"/>
                </table:table-cell>
                <table:table-cell table:style-name="Table4.B4" table:number-columns-spanned="2" office:value-type="string">
                  <text:p text:style-name="P3"><text:placeholder text:placeholder-type="text">&lt;/for&gt;</text:placeholder></text:p>
                </table:table-cell>
                <table:covered-table-cell/>
              </table:table-row>
            </table:table>
            <text:p text:style-name="P19"/>
          </table:table-cell>
        </table:table-row>
      </table:table>
      <text:p text:style-name="P22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INFORMACIÓN ADICIONAL</text:p>
          </table:table-cell>
        </table:table-row>
        <table:table-row>
          <table:table-cell table:style-name="Table1.A2" office:value-type="string">
            <text:p text:style-name="P8"><text:span text:style-name="T23"><text:s/></text:span><text:span text:style-name="T21"><text:placeholder text:placeholder-type="text">&lt;if test="shipment.customer.addresses"&gt;</text:placeholder></text:span></text:p>
            <text:p text:style-name="P8"><text:span text:style-name="T1">Dirección:</text:span><text:span text:style-name="T21"> </text:span><text:span text:style-name="T21"><text:placeholder text:placeholder-type="text">&lt;shipment.customer.addresses[0].street&gt;</text:placeholder></text:span></text:p>
            <text:p text:style-name="P33"><text:placeholder text:placeholder-type="text">&lt;/if&gt;</text:placeholder></text:p>
          </table:table-cell>
        </table:table-row>
        <table:table-row>
          <table:table-cell table:style-name="Table1.A3" office:value-type="string">
            <text:p text:style-name="P8"><text:span text:style-name="T21"><text:placeholder text:placeholder-type="text">&lt;if test="shipment.customer.contact_mechanisms"&gt;</text:placeholder></text:span><text:span text:style-name="T21"> </text:span></text:p>
            <text:p text:style-name="P8"><text:span text:style-name="T2">Email</text:span><text:span text:style-name="T1">: </text:span><text:span text:style-name="T21"><text:placeholder text:placeholder-type="text">&lt;shipment.customer.contact_mechanisms[0].value&gt;</text:placeholder></text:span></text:p>
            <text:p text:style-name="P33"><text:placeholder text:placeholder-type="text">&lt;/if&gt;</text:placeholder></text:p>
          </table:table-cell>
        </table:table-row>
      </table:table>
      <text:p text:style-name="P40"><text:placeholder text:placeholder-type="text">&lt;/if&gt;</text:placeholder></text:p>
      <text:p text:style-name="P3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Mono" svg:font-family="'Liberation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9:02</meta:creation-date>
    <dc:date>2009-03-26T18:33:13</dc:date>
    <meta:editing-cycles>1</meta:editing-cycles>
    <meta:editing-duration>PT0S</meta:editing-duration>
    <meta:document-statistic meta:table-count="7" meta:image-count="0" meta:object-count="0" meta:page-count="3" meta:paragraph-count="55" meta:word-count="161" meta:character-count="2226" meta:non-whitespace-character-count="2104"/>
    <meta:user-defined meta:name="Info 1"/>
    <meta:user-defined meta:name="Info 2"/>
    <meta:user-defined meta:name="Info 3"/>
    <meta:user-defined meta:name="Info 4"/>
  </office:meta>
</office:document-meta>
</file>